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12.51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12.51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4.498cm"/>
    </style:style>
    <style:style style:name="Table5.B" style:family="table-column">
      <style:table-column-properties style:column-width="12.51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4.498cm"/>
    </style:style>
    <style:style style:name="Table7.B" style:family="table-column">
      <style:table-column-properties style:column-width="12.51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4.498cm"/>
    </style:style>
    <style:style style:name="Table9.B" style:family="table-column">
      <style:table-column-properties style:column-width="12.515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2pt" style:font-size-asian="10.5pt" style:font-size-complex="12pt"/>
    </style:style>
    <style:style style:name="P2" style:family="paragraph" style:parent-style-name="Table_20_Contents">
      <style:text-properties fo:font-size="12pt" officeooo:rsid="002205d5" officeooo:paragraph-rsid="002205d5" style:font-size-asian="10.5pt" style:font-size-complex="12pt"/>
    </style:style>
    <style:style style:name="P3" style:family="paragraph" style:parent-style-name="Table_20_Contents">
      <style:text-properties fo:font-size="12pt" officeooo:paragraph-rsid="002205d5" style:font-size-asian="10.5pt" style:font-size-complex="12pt"/>
    </style:style>
    <style:style style:name="P4" style:family="paragraph" style:parent-style-name="Table_20_Contents">
      <style:text-properties fo:font-size="12pt" officeooo:rsid="0023e1b3" officeooo:paragraph-rsid="0023e1b3" style:font-size-asian="10.5pt" style:font-size-complex="12pt"/>
    </style:style>
    <style:style style:name="P5" style:family="paragraph" style:parent-style-name="Table_20_Contents">
      <style:text-properties fo:font-size="12pt" officeooo:paragraph-rsid="002526c1" style:font-size-asian="10.5pt" style:font-size-complex="12pt"/>
    </style:style>
    <style:style style:name="P6" style:family="paragraph" style:parent-style-name="Table_20_Contents">
      <style:text-properties fo:font-size="12pt" officeooo:rsid="002526c1" officeooo:paragraph-rsid="002526c1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font-size="12pt" officeooo:paragraph-rsid="002526c1" style:font-size-asian="10.5pt" style:font-size-complex="12pt"/>
    </style:style>
    <style:style style:name="P8" style:family="paragraph" style:parent-style-name="Table_20_Contents">
      <style:text-properties fo:font-size="12pt" officeooo:paragraph-rsid="00265b81" style:font-size-asian="10.5pt" style:font-size-complex="12pt"/>
    </style:style>
    <style:style style:name="P9" style:family="paragraph" style:parent-style-name="Table_20_Contents">
      <style:text-properties fo:font-size="12pt" officeooo:rsid="00265b81" officeooo:paragraph-rsid="00265b81" style:font-size-asian="10.5pt" style:font-size-complex="12pt"/>
    </style:style>
    <style:style style:name="P10" style:family="paragraph" style:parent-style-name="Standard">
      <style:text-properties officeooo:paragraph-rsid="001c9011"/>
    </style:style>
    <style:style style:name="P11" style:family="paragraph" style:parent-style-name="Standard">
      <style:text-properties style:text-underline-style="none" officeooo:paragraph-rsid="001d1875"/>
    </style:style>
    <style:style style:name="P12" style:family="paragraph" style:parent-style-name="Standard">
      <style:text-properties style:text-underline-style="solid" style:text-underline-width="auto" style:text-underline-color="font-color" officeooo:paragraph-rsid="001c9011"/>
    </style:style>
    <style:style style:name="P13" style:family="paragraph" style:parent-style-name="Standard">
      <style:text-properties fo:font-size="12pt" style:text-underline-style="none" officeooo:rsid="001d1875" officeooo:paragraph-rsid="001d1875" style:font-size-asian="12pt" style:font-size-complex="12pt"/>
    </style:style>
    <style:style style:name="P14" style:family="paragraph" style:parent-style-name="Standard">
      <style:text-properties fo:font-size="12pt" style:text-underline-style="none" officeooo:rsid="002028e0" officeooo:paragraph-rsid="002028e0" style:font-size-asian="12pt" style:font-size-complex="12pt"/>
    </style:style>
    <style:style style:name="P15" style:family="paragraph" style:parent-style-name="Standard">
      <style:text-properties fo:font-size="12pt" style:text-underline-style="none" officeooo:rsid="001d1875" officeooo:paragraph-rsid="001d1875" style:font-size-asian="10.5pt" style:font-size-complex="12pt"/>
    </style:style>
    <style:style style:name="P16" style:family="paragraph" style:parent-style-name="Standard">
      <style:text-properties fo:font-size="12pt" style:text-underline-style="none" officeooo:rsid="001e390c" officeooo:paragraph-rsid="001e390c" style:font-size-asian="10.5pt" style:font-size-complex="12pt"/>
    </style:style>
    <style:style style:name="P17" style:family="paragraph" style:parent-style-name="Standard">
      <style:text-properties fo:font-size="12pt" style:text-underline-style="none" officeooo:rsid="001ed942" officeooo:paragraph-rsid="001ed942" style:font-size-asian="10.5pt" style:font-size-complex="12pt"/>
    </style:style>
    <style:style style:name="P18" style:family="paragraph" style:parent-style-name="Standard">
      <style:text-properties fo:font-size="12pt" style:text-underline-style="none" officeooo:rsid="001fab9e" officeooo:paragraph-rsid="001fab9e" style:font-size-asian="10.5pt" style:font-size-complex="12pt"/>
    </style:style>
    <style:style style:name="P19" style:family="paragraph" style:parent-style-name="Standard">
      <style:text-properties fo:font-size="12pt" style:text-underline-style="none" officeooo:rsid="002028e0" officeooo:paragraph-rsid="002028e0" style:font-size-asian="10.5pt" style:font-size-complex="12pt"/>
    </style:style>
    <style:style style:name="P20" style:family="paragraph" style:parent-style-name="Standard">
      <style:text-properties fo:font-size="12pt" style:text-underline-style="solid" style:text-underline-width="auto" style:text-underline-color="font-color" fo:font-weight="bold" officeooo:rsid="001d1875" officeooo:paragraph-rsid="001d1875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style:text-underline-style="solid" style:text-underline-width="auto" style:text-underline-color="font-color" fo:font-weight="bold" officeooo:rsid="001fab9e" officeooo:paragraph-rsid="001fab9e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2pt" style:text-underline-style="solid" style:text-underline-width="auto" style:text-underline-color="font-color" fo:font-weight="bold" officeooo:rsid="002028e0" officeooo:paragraph-rsid="002028e0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style:text-underline-style="solid" style:text-underline-width="auto" style:text-underline-color="font-color" officeooo:rsid="001d1875" officeooo:paragraph-rsid="001d1875" style:font-size-asian="10.5pt" style:font-size-complex="12pt"/>
    </style:style>
    <style:style style:name="P24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1fab9e" officeooo:paragraph-rsid="001fab9e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2028e0" officeooo:paragraph-rsid="002028e0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font-size="28pt" style:text-underline-style="solid" style:text-underline-width="auto" style:text-underline-color="font-color" officeooo:rsid="001d1875" officeooo:paragraph-rsid="001d1875" style:font-size-asian="28pt" style:font-size-complex="28pt"/>
    </style:style>
    <style:style style:name="T1" style:family="text">
      <style:text-properties officeooo:rsid="001c9011"/>
    </style:style>
    <style:style style:name="T2" style:family="text">
      <style:text-properties fo:font-size="28pt" officeooo:rsid="001c9011" style:font-size-asian="28pt" style:font-size-complex="28pt"/>
    </style:style>
    <style:style style:name="T3" style:family="text">
      <style:text-properties fo:font-size="28pt" style:text-underline-style="solid" style:text-underline-width="auto" style:text-underline-color="font-color" officeooo:rsid="001c9011" style:font-size-asian="28pt" style:font-size-complex="28pt"/>
    </style:style>
    <style:style style:name="T4" style:family="text">
      <style:text-properties fo:font-size="28pt" style:text-underline-style="none" officeooo:rsid="001c9011" style:font-size-asian="28pt" style:font-size-complex="28pt"/>
    </style:style>
    <style:style style:name="T5" style:family="text">
      <style:text-properties fo:font-size="12pt" officeooo:rsid="001d1875" style:font-size-asian="12pt" style:font-size-complex="12pt"/>
    </style:style>
    <style:style style:name="T6" style:family="text">
      <style:text-properties fo:font-size="12pt" fo:font-weight="bold" officeooo:rsid="001d1875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205d5" style:font-weight-asian="bold" style:font-weight-complex="bold"/>
    </style:style>
    <style:style style:name="T9" style:family="text">
      <style:text-properties fo:font-weight="bold" officeooo:rsid="002526c1" style:font-weight-asian="bold" style:font-weight-complex="bold"/>
    </style:style>
    <style:style style:name="T10" style:family="text">
      <style:text-properties fo:font-weight="bold" officeooo:rsid="00265b81" style:font-weight-asian="bold" style:font-weight-complex="bold"/>
    </style:style>
    <style:style style:name="T11" style:family="text">
      <style:text-properties officeooo:rsid="001e390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205d5"/>
    </style:style>
    <style:style style:name="T14" style:family="text">
      <style:text-properties officeooo:rsid="002526c1"/>
    </style:style>
    <style:style style:name="T15" style:family="text">
      <style:text-properties officeooo:rsid="00265b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P10"><text:tab/><text:tab/><text:tab/><text:tab/><text:tab/></text:p>
      <text:p text:style-name="P10"/>
      <text:p text:style-name="P10"/>
      <text:p text:style-name="P10"/>
      <text:p text:style-name="P10"/>
      <text:p text:style-name="P10"/>
      <text:p text:style-name="P10"><text:span text:style-name="T1"><text:tab/><text:tab/><text:tab/><text:tab/><text:tab/>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4"><text:tab/><text:tab/><text:tab/> <text:s text:c="7"/></text:span><text:span text:style-name="T3">CYCLE 2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2"><text:soft-page-break/><text:span text:style-name="T2">8. Study On Command Line Text Editors</text:span></text:p>
      <text:p text:style-name="P11"><text:span text:style-name="T2"/></text:p>
      <text:p text:style-name="P11"><text:span text:style-name="T6">Text editors</text:span><text:span text:style-name="T5"> are program used to create and edit plain text files. The main purpose of the text editor is to create a file to be used by another program.</text:span></text:p>
      <text:p text:style-name="P13">For example :</text:p>
      <text:p text:style-name="P13"> HTML for a Web Browser</text:p>
      <text:p text:style-name="P13"> Source code that a compiler can process.</text:p>
      <text:p text:style-name="P13">There are two types of text editors:</text:p>
      <text:p text:style-name="P13">1. Terminal Based editors</text:p>
      <text:p text:style-name="P13">E.g.: Vi, Pico, Nano, Emacs.</text:p>
      <text:p text:style-name="P13">2.GUIeditors</text:p>
      <text:p text:style-name="P13">Eg: Gedit,Kwrite</text:p>
      <text:p text:style-name="P20">EmacsEditor</text:p>
      <text:p text:style-name="P13">Emac is a very popular editor on Unix until recently. Emacs has so many available</text:p>
      <text:p text:style-name="P13">features like a calculator, calendar, email client. Commands in emacs are either control</text:p>
      <text:p text:style-name="P13">characters (hold down the &lt;Ctrl&gt; key while typing another character).Syntax: emacs</text:p>
      <text:p text:style-name="P13">filenam<text:span text:style-name="T11">e.</text:span></text:p>
      <text:p text:style-name="P20">Pico Editor</text:p>
      <text:p text:style-name="P13">The UNIX Pico editor is a full screen editor which is very easy to use. Syntax: Pico</text:p>
      <text:p text:style-name="P13">filename</text:p>
      <text:p text:style-name="P20">Nano Editors</text:p>
      <text:p text:style-name="P13">The nano is improved open source of pico available for GNU/Linux. Syntax: nano</text:p>
      <text:p text:style-name="P13">filename</text:p>
      <text:p text:style-name="P20">Vim Editor</text:p>
      <text:p text:style-name="P13">The vi command-line text editor is included with most versions of UNIX and</text:p>
      <text:p text:style-name="P13">Linux.Vim is a improved version of vi.The vi commands is now linked to the vim</text:p>
      <text:p text:style-name="P13">commands. There are three modes in vi editor:</text:p>
      <text:p text:style-name="P13">1. Command mode: Use key combinations as commands instead of typing text.</text:p>
      <text:p text:style-name="P13">2. Insert mode: Typed text is displayed on screen.</text:p>
      <text:p text:style-name="P13">3. Extend mode:Used for more advanced commands, such as saving files, exiting vim,</text:p>
      <text:p text:style-name="P13">or searching and replacing text.</text:p>
      <text:p text:style-name="P13"/>
      <text:p text:style-name="P26">9. Study On Command Line Text Editors</text:p>
      <text:p text:style-name="P23"/>
      <text:p text:style-name="P23"/>
      <text:p text:style-name="P15">Study of a terminal based text editor such as Vim or Emacs. (By the end of the</text:p>
      <text:p text:style-name="P15">course, students are expected to acquire following skills in using the editor: cursor</text:p>
      <text:p text:style-name="P15">operations, manipulate text, search for patterns, global search and replace) Basic Linux</text:p>
      <text:p text:style-name="P15">commands, familiarity with following commands/operations expected</text:p>
      <text:p text:style-name="P15"/>
      <text:p text:style-name="P15"><text:tab/><text:tab/><text:tab/><text:tab/>1. man</text:p>
      <text:p text:style-name="P15"><text:tab/><text:tab/><text:tab/><text:tab/>2. ls, echo, read</text:p>
      <text:p text:style-name="P15"><text:tab/><text:tab/><text:tab/><text:tab/>3. more, less, cat,</text:p>
      <text:p text:style-name="P16"><text:tab/><text:tab/><text:tab/><text:tab/>4. cd, mkdir, pwd, find</text:p>
      <text:p text:style-name="P16"><text:tab/><text:tab/><text:tab/><text:tab/>5. mv, cp, rm ,tar</text:p>
      <text:p text:style-name="P16"><text:tab/><text:tab/><text:tab/><text:tab/>6. wc, cut, paste</text:p>
      <text:p text:style-name="P16"><text:tab/><text:tab/><text:tab/><text:tab/>7. head, tail, grep, expr</text:p>
      <text:p text:style-name="P16"><text:tab/><text:tab/><text:tab/><text:tab/>8 chmod, chown</text:p>
      <text:p text:style-name="P16"><text:soft-page-break/><text:tab/><text:tab/><text:tab/>9. Redirections &amp; Piping</text:p>
      <text:p text:style-name="P16"><text:tab/><text:tab/><text:tab/>10. useradd, usermod, userdel, passwd</text:p>
      <text:p text:style-name="P16"><text:tab/><text:tab/><text:tab/>11. df,top, ps</text:p>
      <text:p text:style-name="P17"><text:tab/><text:tab/><text:tab/>12 ssh, scp, ssh-keygen, ssh-copy-id</text:p>
      <text:p text:style-name="P17">Here is a list of basic Linux commands students are expected to know. You may take</text:p>
      <text:p text:style-name="P17">this set as a starting point and explore each of them.</text:p>
      <text:p text:style-name="P21">1. pwd</text:p>
      <text:p text:style-name="P18">Use the pwdcommand to find out the path of the current working directory (folder)</text:p>
      <text:p text:style-name="P18">you’re in. The command will return an absolute (full) path, which is basically a path of</text:p>
      <text:p text:style-name="P18">all the directories that starts with a forward slash (/). An example of an absolute path is</text:p>
      <text:p text:style-name="P18">/home/username.</text:p>
      <text:p text:style-name="P24">2. cd</text:p>
      <text:p text:style-name="P18">To navigate through the Linux files and directories, use the cd . It requires either the</text:p>
      <text:p text:style-name="P18">full path or the name of the directory, depending on the current working directory that</text:p>
      <text:p text:style-name="P18">you’re in.</text:p>
      <text:p text:style-name="P18">Let’s say you’re in <text:span text:style-name="T7">/home/username/Documents </text:span>and you want to go to Photos, a</text:p>
      <text:p text:style-name="P18">subdirectory of <text:span text:style-name="T7">Documents.</text:span> To do so, simply type the following command: cd</text:p>
      <text:p text:style-name="P18"><text:span text:style-name="T7">Photos</text:span>.</text:p>
      <text:p text:style-name="P18">Another scenario is if you want to switch to a completely new directory, for</text:p>
      <text:p text:style-name="P18">example,<text:span text:style-name="T7">/home/username/Movies</text:span>. In this case, you have to type cd followed by</text:p>
      <text:p text:style-name="P18">the directory’s absolute path: <text:span text:style-name="T7">cd /home/username/Movies.</text:span></text:p>
      <text:p text:style-name="P18">There are some shortcuts to help you navigate quickly:</text:p>
      <text:p text:style-name="P18">● <text:span text:style-name="T7">cd ..</text:span><text:span text:style-name="T12">(</text:span>with two dots) to move one directory up</text:p>
      <text:p text:style-name="P18">● <text:span text:style-name="T7">cd </text:span>to go straight to the home folder</text:p>
      <text:p text:style-name="P18">● <text:span text:style-name="T7">cd-</text:span> (with a hyphen) to move to your previous directory</text:p>
      <text:p text:style-name="P18">On a side note, Linux’s shell is case sensitive. So, you have to type the name’s directory exactly as it is.</text:p>
      <text:p text:style-name="P22">3. ls</text:p>
      <text:p text:style-name="P19">The lscommand is used to view the contents of a directory. By default, this</text:p>
      <text:p text:style-name="P19">command will display the contents of your current working directory.</text:p>
      <text:p text:style-name="P19">If you want to see the content of other directories, type lsand then the directory’s path.</text:p>
      <text:p text:style-name="P19">For example, enter ls /home/username/Documents to view the content of</text:p>
      <text:p text:style-name="P19">Documents.</text:p>
      <text:p text:style-name="P19">There are variations you can use with the lscommand:</text:p>
      <text:p text:style-name="P19">● <text:span text:style-name="T7">ls -R</text:span> will list all the files in the sub-directories as well</text:p>
      <text:p text:style-name="P19">● <text:span text:style-name="T7">ls -a </text:span>will show the hidden files</text:p>
      <text:p text:style-name="P19">● <text:span text:style-name="T7">ls -al </text:span>will list the files and directories with detailed information like the permissions,</text:p>
      <text:p text:style-name="P19">size, owner, etc.</text:p>
      <text:p text:style-name="P19">● <text:span text:style-name="T7">ls -t </text:span>lists files sorted in the order of “last modified”</text:p>
      <text:p text:style-name="P19">● <text:span text:style-name="T7">-r </text:span>option will reverse the natural sorting order. Usually used in combination with</text:p>
      <text:p text:style-name="P19">other switches such as ls -tr. This will reverse the time-wise listing.</text:p>
      <text:p text:style-name="P25">4. cat</text:p>
      <text:p text:style-name="P14"><text:span text:style-name="T7">cat</text:span>(short for concatenate) is one of the most frequently used commands in Linux. It is</text:p>
      <text:p text:style-name="P14">used to list the contents of a file on the standard output stdout . To run this command,</text:p>
      <text:p text:style-name="P14">type cat followed by the file’s name and its extension. For instance: cat file.txt.</text:p>
      <text:p text:style-name="P14">Here are other ways to use the cat command:</text:p>
      <text:p text:style-name="P14">● <text:span text:style-name="T7">cat&gt; filename</text:span> creates a new file</text:p>
      <text:p text:style-name="P14">● <text:span text:style-name="T7">cat filename1 filename2&gt;filename3</text:span> joins two files (1 and 2) and stores the</text:p>
      <text:p text:style-name="P14">output of them in a new file (3)</text:p>
      <text:p text:style-name="P14">● to convert a file to upper or lower case use, <text:span text:style-name="T7">cat filename </text:span>| tr a-z A-</text:p>
      <text:p text:style-name="P14">Z&gt;output.txt 5. cp</text:p>
      <text:p text:style-name="P14">Use the cpcommand to copy files from the current directory to a different directory. For</text:p>
      <text:p text:style-name="P14"><text:soft-page-break/>instance, the command cp scenery.jpg /home/username/Pictures would create a copy</text:p>
      <text:p text:style-name="P14">of scenery.jpg (from your current directory) into the Pictures directory.</text:p>
      <text:p text:style-name="P14">● cp -i will ask for user’s consent in case of a potential file</text:p>
      <text:p text:style-name="P14">overwrite. ● cp -p will preserve source files’ mode, ownership</text:p>
      <text:p text:style-name="P14">and timestamp.</text:p>
      <text:p text:style-name="P14">● cp -r will copy directories recursively.</text:p>
      <text:p text:style-name="P14">● cp -u copies files only if the destination file is not existing or the source file is newer</text:p>
      <text:p text:style-name="P14">than the destination file.</text:p>
      <text:p text:style-name="P14">6. mv</text:p>
      <text:p text:style-name="P14">The primary use of the mv command is to move files, although it can also be</text:p>
      <text:p text:style-name="P14">used to rename files.</text:p>
      <text:p text:style-name="P14">The arguments in mv are similar to the cp command. You need to type mv, the file’s</text:p>
      <text:p text:style-name="P14">name, and the destination’s directory. For example: mv file.txt</text:p>
      <text:p text:style-name="P14">/home/username/Documents.</text:p>
      <text:p text:style-name="P14">To rename files, the Linux is mv oldname.extnewname.ext</text:p>
      <text:p text:style-name="P14">7. mkdir</text:p>
      <text:p text:style-name="P14">Use mkdircommand to make a new directory — if you type mkdir Music it</text:p>
      <text:p text:style-name="P14">will create a directory called Music.</text:p>
      <text:p text:style-name="P14">There are extra mkdircommands as well:</text:p>
      <text:p text:style-name="P14">● To generate a new directory inside another directory, use this Linux basic</text:p>
      <text:p text:style-name="P14">command mkdir Music/Newfile</text:p>
      <text:p text:style-name="P14">● use the p (parents) option to create a directory in between two existing directories.</text:p>
      <text:p text:style-name="P14">For example, mkdir -p Music/2020/Newfilewill create the new “2020” file.</text:p>
      <text:p text:style-name="P14">8. rmdir</text:p>
      <text:p text:style-name="P14">If you need to delete a directory, use the rmdircommand. However, rmdir only allows</text:p>
      <text:p text:style-name="P14">you to delete empty directories.</text:p>
      <text:p text:style-name="P14">9. rm</text:p>
      <text:p text:style-name="P14">The rmcommand is used to delete directories and the contents within them. If you only</text:p>
      <text:p text:style-name="P14">want to delete the directory — as an alternative to rmdir — use rm -r.</text:p>
      <text:p text:style-name="P14">Note: Be very careful with this command and double-check which directory you are</text:p>
      <text:p text:style-name="P14">in. This will delete everything and there is no undo.</text:p>
      <text:p text:style-name="P14">10. touch</text:p>
      <text:p text:style-name="P14">The touch command allows you to create a blank new file through the Linux</text:p>
      <text:p text:style-name="P14">command line. As an example, enter touch /home/username/Documents/Web.html</text:p>
      <text:p text:style-name="P14">to create an HTML file entitled Web under the Documents directory.</text:p>
      <text:p text:style-name="P14">11. locate</text:p>
      <text:p text:style-name="P14">You can use this command to locate a file, just like the search command in Windows.</text:p>
      <text:p text:style-name="P14">What’s more, using the -i argument along with this command will make it case-</text:p>
      <text:p text:style-name="P14">insensitive, so you can search for a file even if you don’t remember its exact name.</text:p>
      <text:p text:style-name="P14">To search for a file that contains two or more words, use an asterisk (*). For example,</text:p>
      <text:p text:style-name="P14">locate -i school*note command will search for any file that contains the word “school”</text:p>
      <text:p text:style-name="P14">and “note”, whether it is uppercase or lowercase.</text:p>
      <text:p text:style-name="P14">12. find</text:p>
      <text:p text:style-name="P14">Similar to the locate command, using find also searches for files and directories.</text:p>
      <text:p text:style-name="P14">The difference is, you use the find command to locate files within a given</text:p>
      <text:p text:style-name="P14">directory.</text:p>
      <text:p text:style-name="P14">As an example, find /home/ -name notes.txt command will search for a file called</text:p>
      <text:p text:style-name="P14">notes.txt within the home directory and its subdirectories.</text:p>
      <text:p text:style-name="P14">Other variations when using the find are:</text:p>
      <text:p text:style-name="P14">● To find files in the current directory use, find . -name notes.txt</text:p>
      <text:p text:style-name="P14">● To look for directories use, / -type d -name notes. txt</text:p>
      <text:p text:style-name="P14">13. grep</text:p>
      <text:p text:style-name="P14"><text:soft-page-break/>Another basic Linux command that is undoubtedly helpful for everyday use is grep.</text:p>
      <text:p text:style-name="P14">It lets you search through all the text in a given file.</text:p>
      <text:p text:style-name="P14">To illustrate, grep blue notepad.txt will search for the word blue in the notepad file.</text:p>
      <text:p text:style-name="P14">Lines that contain the searched word will be displayed fully. You should refer to</text:p>
      <text:p text:style-name="P14">some grep tutorial</text:p>
      <text:p text:style-name="P14">Useful for command line use as well. Usually output of a previous command is piped</text:p>
      <text:p text:style-name="P14">into the grep command. For example ls -l | grep “kernel”</text:p>
      <text:p text:style-name="P14">14. sudo</text:p>
      <text:p text:style-name="P14">Short for “SuperUser Do”, this command enables you to perform tasks that require</text:p>
      <text:p text:style-name="P14">administrative or root permissions. You must have sufficient permissions to use this</text:p>
      <text:p text:style-name="P14">command.</text:p>
      <text:p text:style-name="P14">15. df</text:p>
      <text:p text:style-name="P14">Use dfcommand to get a report on the system’s disk space usage, shown in</text:p>
      <text:p text:style-name="P14">percentage and KBs. If you want to see the report in megabytes, type df -m.</text:p>
      <text:p text:style-name="P19"><text:span text:style-name="T1">16. du</text:span></text:p>
      <text:p text:style-name="P19">If you want to check how much space a file or a directory takes, the du (Disk</text:p>
      <text:p text:style-name="P19">Usage) command is the answer. However, the disk usage summary will show disk</text:p>
      <text:p text:style-name="P19">block numbers instead of the usual size format. If you want to see it in bytes,</text:p>
      <text:p text:style-name="P19">kilobytes, and megabytes, add the -h argument to the command line.</text:p>
      <text:p text:style-name="P19">17. head</text:p>
      <text:p text:style-name="P19">The head command is used to view the first lines of any text file. By default, it will</text:p>
      <text:p text:style-name="P19">show the first ten lines, but you can change this number to your liking. For example, if</text:p>
      <text:p text:style-name="P19">you only want to show the first five lines, type head -n 5 filename.ext. ( Read the</text:p>
      <text:p text:style-name="P19">manual )</text:p>
      <text:p text:style-name="P19">18. tail</text:p>
      <text:p text:style-name="P19">This one has a similar function to the head command, but instead of showing the first</text:p>
      <text:p text:style-name="P19">lines, the tail command will display the last ten lines of a text file. For example, tail -</text:p>
      <text:p text:style-name="P19">n filename.ext.</text:p>
      <text:p text:style-name="P19">19. diff</text:p>
      <text:p text:style-name="P19">Short for difference, the diff command compares the contents of two files line by line.</text:p>
      <text:p text:style-name="P19">After analyzing the files, it willoutpu</text:p>
      <text:p text:style-name="P19">20. tar</text:p>
      <text:p text:style-name="P19">The tar command is the most used command to archive multiple files into a</text:p>
      <text:p text:style-name="P19">tarball— a common Linux file format that is similar to zip format, with compression</text:p>
      <text:p text:style-name="P19">being optional.</text:p>
      <text:p text:style-name="P19">This command is quite complex with a long list of functions such as adding new files</text:p>
      <text:p text:style-name="P19">into an existing archive, listing the content of an archive, extracting the content from</text:p>
      <text:p text:style-name="P19">an archive, and many more. Read some tutorial on net.</text:p>
      <text:p text:style-name="P19">21. chmod</text:p>
      <text:p text:style-name="P19">chmodis another Linux command, used to change the read, write, and execute</text:p>
      <text:p text:style-name="P19">permissions of files and directories. Read about permissions and how to manipulate</text:p>
      <text:p text:style-name="P19">them .</text:p>
      <text:p text:style-name="P19">22. chown</text:p>
      <text:p text:style-name="P19">In Linux, all files are owned by a specific user. The chowncommand enables you to</text:p>
      <text:p text:style-name="P19">change or transfer the ownership of a file to the specified username. For instance,</text:p>
      <text:p text:style-name="P19">chown linuxuser2 file.extwill make linuxuser2 as the owner of the file.ext.</text:p>
      <text:p text:style-name="P19">it the lines that do not match. Programmers often use this command when they need to</text:p>
      <text:p text:style-name="P19">make program alterations instead of rewriting the entire source code.</text:p>
      <text:p text:style-name="P19">The simplest form of this command is diff file1.ext file2.ext</text:p>
      <text:p text:style-name="P19">Ps command will display all current processes along with their process ids (PID) .</text:p>
      <text:p text:style-name="P19">Read manuals for various options.</text:p>
      <text:p text:style-name="P19">24. Kill</text:p>
      <text:p text:style-name="P19"><text:soft-page-break/>If you have an unresponsive program, you can terminate it manually by using the kill</text:p>
      <text:p text:style-name="P19">command. It will send a certain signal to the misbehaving app and instructs the app</text:p>
      <text:p text:style-name="P19">to terminate itself.</text:p>
      <text:p text:style-name="P19">There is a total of sixty-four signals that you can use, but people usually only</text:p>
      <text:p text:style-name="P19">use two signals:</text:p>
      <text:p text:style-name="P19">● SIGTERM (15) — requests a program to stop running and gives it some time to</text:p>
      <text:p text:style-name="P19">save all of its progress. If you don’t specify the signal when entering the kill command,</text:p>
      <text:p text:style-name="P19">this signal will be used.</text:p>
      <text:p text:style-name="P19">● SIGKILL (9) — forces programs to stop immediately. Unsaved progress will be lost.</text:p>
      <text:p text:style-name="P19">Besides knowing the signals, you also need to know the process identification number</text:p>
      <text:p text:style-name="P19">(PID) of the program you want to kill. If you don’t know the PID, simply run the</text:p>
      <text:p text:style-name="P19">command ps ux. After knowing what signal you want to use and the PID of the</text:p>
      <text:p text:style-name="P19">program, enter the following syntax:</text:p>
      <text:p text:style-name="P19">kill [signal option] PID.</text:p>
      <text:p text:style-name="P19">You can issue kill -9 PID</text:p>
      <text:p text:style-name="P19">25. ping</text:p>
      <text:p text:style-name="P19">Use the ping command to check your connectivity status to a server. For</text:p>
      <text:p text:style-name="P19">example, by simply entering ping google.com, the command will check whether</text:p>
      <text:p text:style-name="P19">you’re able to connect to Google and also measure the response time.</text:p>
      <text:p text:style-name="P19">26. wget</text:p>
      <text:p text:style-name="P19">The Linux command line is super useful — you can even download files from the</text:p>
      <text:p text:style-name="P19">internet with the help of the wgetcommand. To do so, simply type wgetfollowed by</text:p>
      <text:p text:style-name="P19">the download link.</text:p>
      <text:p text:style-name="P19">27. uname</text:p>
      <text:p text:style-name="P19">The unamecommand, short for Unix Name, will print detailed information about your</text:p>
      <text:p text:style-name="P19">Linux system like the machine name, operating system, kernel, and so on.</text:p>
      <text:p text:style-name="P19">28. top</text:p>
      <text:p text:style-name="P19">As a terminal equivalent to Task Manager in Windows, the top command will display a</text:p>
      <text:p text:style-name="P19">list of running processes and how much CPU each process uses. It’s very useful to</text:p>
      <text:p text:style-name="P19">monitor system resource usage, especially knowing which process needs to be</text:p>
      <text:p text:style-name="P19">terminated because it consumes too many resources.</text:p>
      <text:p text:style-name="P19">29. history</text:p>
      <text:p text:style-name="P19">When you’ve been using Linux for a certain period of time, you’ll quickly notice that</text:p>
      <text:p text:style-name="P19">you can run hundreds of commands every day. As such, running history command is</text:p>
      <text:p text:style-name="P19">particularly useful if you want to review the s you’ve entered before.</text:p>
      <text:p text:style-name="P19">30. man</text:p>
      <text:p text:style-name="P19">Confused about the function of certain Linux commands? Don’t worry, you can easily</text:p>
      <text:p text:style-name="P19">learn how to use them right from Linux’s shell by using the man command. For</text:p>
      <text:p text:style-name="P19">instance, entering man tail will show the manual instruction of the tail command.</text:p>
      <text:p text:style-name="P19">Use the command: man man to start learning about man utility.</text:p>
      <text:p text:style-name="P19">31. echo</text:p>
      <text:p text:style-name="P19">This command is used to move some data into a file. For example, if you want to add</text:p>
      <text:p text:style-name="P19">the text, “Hello, my name is John” into a file called name.txt, you would type echo</text:p>
      <text:p text:style-name="P19">Hello, my name is John &gt;&gt; name.txt</text:p>
      <text:p text:style-name="P19">32. zip, unzip</text:p>
      <text:p text:style-name="P19">Use the zip command to compress your files into a zip archive, and use the unzip</text:p>
      <text:p text:style-name="P19">command to extract the zipped files from a zip archive. ( This program should be</text:p>
      <text:p text:style-name="P19">installed , some distributions may not have them. You can also look at gzip and bzip</text:p>
      <text:p text:style-name="P19">commands)</text:p>
      <text:p text:style-name="P19">33. hostname</text:p>
      <text:p text:style-name="P19">If you want to know the name of your host/network simply type hostname. Adding a -I</text:p>
      <text:p text:style-name="P19">to the end will display the IP address of your network.</text:p>
      <text:p text:style-name="P19"><text:soft-page-break/>34. useradd, userdel</text:p>
      <text:p text:style-name="P19">( This is available only to system admins) Since Linux is a multi-user system, this</text:p>
      <text:p text:style-name="P19">means more than one person can interact with the same system at the same time.</text:p>
      <text:p text:style-name="P19">useraddis used to create a new user, while passwdis adding a password to that user’s</text:p>
      <text:p text:style-name="P19">account. To add a new person named John type, useradd John and then to add his</text:p>
      <text:p text:style-name="P19">password type, passwd 123456789.</text:p>
      <text:p text:style-name="P19">To remove a user is very similar to adding a new user. To delete the users account</text:p>
      <text:p text:style-name="P19">type, userdelUserName</text:p>
      <text:p text:style-name="P19">10.Familiarisation With Vi Editor</text:p>
      <text:p text:style-name="P19"/>
      <text:p text:style-name="P19">The vi editor comes with every version of Linux or Unix.</text:p>
      <text:p text:style-name="P19">Using vi is similar to using other editors in which you can see your file on the</text:p>
      <text:p text:style-name="P19">screen .</text:p>
      <text:p text:style-name="P19">The vi editor is the most popular editor in linux.</text:p>
      <text:p text:style-name="P19">The current version is really "vim", but to invoke it simply type "vi".</text:p>
      <text:p text:style-name="P19">Before vi, the primary editor used was the line editor</text:p>
      <text:p text:style-name="P19">Users were able to see/edit only one line of the text at a time .</text:p>
      <text:p text:style-name="P19">The vi editor is not a text formatter (like MS Word, Word Perfect, etc.)</text:p>
      <text:p text:style-name="P19">You cannot set margins - center headings.</text:p>
      <text:p text:style-name="P19">Vi Modes</text:p>
      <text:p text:style-name="P19">There are mainly two modes in vi:</text:p>
      <text:p text:style-name="P19">1. Command mode</text:p>
      <text:p text:style-name="P19">This mode enables you to perform administrative tasks such as saving the files,</text:p>
      <text:p text:style-name="P19">executing the commands, moving the cursor, cutting (yanking) and pasting the</text:p>
      <text:p text:style-name="P19">lines or words, as well as finding and replacing. In this mode, whatever you type</text:p>
      <text:p text:style-name="P19">is interpreted as a command. vi always starts in the command mode.</text:p>
      <text:p text:style-name="P19">2.</text:p>
      <text:p text:style-name="P19">Input mode</text:p>
      <text:p text:style-name="P19">Accessed by typing “i”. This mode permits insertion of new text, editing of</text:p>
      <text:p text:style-name="P19">existing text or replacement of existing text.This mode enables you to insert text</text:p>
      <text:p text:style-name="P19">into the file. Everything that is typed in this mode is interpreted as input and is</text:p>
      <text:p text:style-name="P19">placed in the file.To come out of the insert mode, press the Esc key, which will</text:p>
      <text:p text:style-name="P19">take you back to the command mode .</text:p>
      <text:p text:style-name="P19">Common vi Commands</text:p>
      <text:p text:style-name="P19">You will be using the following Vi control commands to work around files in Vi</text:p>
      <text:p text:style-name="P19">editor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 text:c="8"/><text:span text:style-name="T7">Command</text:span></text:p>
          </table:table-cell>
          <table:table-cell table:style-name="Table1.B1" office:value-type="string">
            <text:p text:style-name="P3"><text:s text:c="11"/><text:span text:style-name="T7"><text:s/></text:span><text:span text:style-name="T8">Description</text:span><text:span text:style-name="T7"> <text:s text:c="5"/></text:span><text:s text:c="86"/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 text:c="8"/><text:span text:style-name="T8">Editing a File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<text:s text:c="13"/><text:span text:style-name="T7"><text:s/></text:span><text:span text:style-name="T8">i</text:span></text:p>
          </table:table-cell>
          <table:table-cell table:style-name="Table3.B1" office:value-type="string">
            <text:p text:style-name="P3"><text:s text:c="2"/><text:span text:style-name="T13">Use this command to insert text before the current cursor location</text:span></text:p>
          </table:table-cell>
        </table:table-row>
        <table:table-row>
          <table:table-cell table:style-name="Table3.A2" office:value-type="string">
            <text:p text:style-name="P3"><text:s text:c="13"/><text:span text:style-name="T7"><text:s/></text:span><text:span text:style-name="T8">I</text:span></text:p>
          </table:table-cell>
          <table:table-cell table:style-name="Table3.B2" office:value-type="string">
            <text:p text:style-name="P2">Use this command to insert text at the beginning of the line</text:p>
          </table:table-cell>
        </table:table-row>
        <table:table-row>
          <table:table-cell table:style-name="Table3.A2" office:value-type="string">
            <text:p text:style-name="P3"><text:s text:c="14"/><text:span text:style-name="T8">a</text:span></text:p>
          </table:table-cell>
          <table:table-cell table:style-name="Table3.B2" office:value-type="string">
            <text:p text:style-name="P2">Use this command to insert text after the current cursor location</text:p>
          </table:table-cell>
        </table:table-row>
        <table:table-row>
          <table:table-cell table:style-name="Table3.A2" office:value-type="string">
            <text:p text:style-name="P3"><text:s text:c="13"/><text:span text:style-name="T7"><text:s/></text:span><text:span text:style-name="T8">o</text:span></text:p>
          </table:table-cell>
          <table:table-cell table:style-name="Table3.B2" office:value-type="string">
            <text:p text:style-name="P2">Use this command to create a new line for text below the current cursor location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"><text:s text:c="42"/><text:span text:style-name="T7">Deleting characters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<text:s text:c="15"/><text:span text:style-name="T9">x</text:span></text:p>
          </table:table-cell>
          <table:table-cell table:style-name="Table5.B1" office:value-type="string">
            <text:p text:style-name="P6">Use this command to delete the character under the current location</text:p>
          </table:table-cell>
        </table:table-row>
        <table:table-row>
          <table:table-cell table:style-name="Table5.A2" office:value-type="string">
            <text:p text:style-name="P7"><text:s text:c="15"/><text:span text:style-name="T9">X</text:span></text:p>
          </table:table-cell>
          <table:table-cell table:style-name="Table5.B2" office:value-type="string">
            <text:p text:style-name="P6">Use this command to delete the character before the current location</text:p>
          </table:table-cell>
        </table:table-row>
        <table:table-row>
          <table:table-cell table:style-name="Table5.A2" office:value-type="string">
            <text:p text:style-name="P7"><text:s text:c="14"/><text:span text:style-name="T7"><text:s/></text:span><text:span text:style-name="T9">dw</text:span></text:p>
          </table:table-cell>
          <table:table-cell table:style-name="Table5.B2" office:value-type="string">
            <text:p text:style-name="P6">Use this command to delete from the current location to the next word</text:p>
          </table:table-cell>
        </table:table-row>
        <table:table-row>
          <table:table-cell table:style-name="Table5.A2" office:value-type="string">
            <text:p text:style-name="P7"><text:s text:c="14"/><text:span text:style-name="T7"><text:s/></text:span><text:span text:style-name="T9">D</text:span></text:p>
          </table:table-cell>
          <table:table-cell table:style-name="Table5.B2" office:value-type="string">
            <text:p text:style-name="P6">Use this command to delete from current location till end of the line</text:p>
          </table:table-cell>
        </table:table-row>
        <text:soft-page-break/>
        <table:table-row>
          <table:table-cell table:style-name="Table5.A2" office:value-type="string">
            <text:p text:style-name="P5"><text:s text:c="13"/><text:span text:style-name="T7"><text:s text:c="2"/></text:span><text:span text:style-name="T9">dd</text:span></text:p>
          </table:table-cell>
          <table:table-cell table:style-name="Table5.B2" office:value-type="string">
            <text:p text:style-name="P6">Use this command to delete the entire line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5"><text:s text:c="35"/><text:span text:style-name="T9">Copying and pasting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<text:s text:c="14"/><text:span text:style-name="T9">yy</text:span></text:p>
          </table:table-cell>
          <table:table-cell table:style-name="Table7.B1" office:value-type="string">
            <text:p text:style-name="P6">Use this command to copy the current line</text:p>
          </table:table-cell>
        </table:table-row>
        <table:table-row>
          <table:table-cell table:style-name="Table7.A2" office:value-type="string">
            <text:p text:style-name="P5"><text:s text:c="12"/><text:span text:style-name="T7"><text:s text:c="2"/></text:span><text:span text:style-name="T9">p</text:span></text:p>
          </table:table-cell>
          <table:table-cell table:style-name="Table7.B2" office:value-type="string">
            <text:p text:style-name="P6">Use this command to copy the current line</text:p>
          </table:table-cell>
        </table:table-row>
        <table:table-row>
          <table:table-cell table:style-name="Table7.A2" office:value-type="string">
            <text:p text:style-name="P8"><text:s text:c="14"/><text:span text:style-name="T10">P</text:span></text:p>
          </table:table-cell>
          <table:table-cell table:style-name="Table7.B2" office:value-type="string">
            <text:p text:style-name="P9">Use this command to paste the yanked(cut) text before the cursor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8"><text:s text:c="34"/><text:span text:style-name="T10">Changing text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"><text:s text:c="15"/><text:span text:style-name="T7"><text:s/></text:span><text:span text:style-name="T10">cc</text:span></text:p>
          </table:table-cell>
          <table:table-cell table:style-name="Table9.B1" office:value-type="string">
            <text:p text:style-name="P1"/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B2" office:value-type="string">
            <text:p text:style-name="P1"/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B2" office:value-type="string">
            <text:p text:style-name="P1"/>
          </table:table-cell>
        </table:table-row>
      </table:table>
      <text:p text:style-name="P19"/>
      <text:p text:style-name="P10"><text:span text:style-name="T3"/></text:p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6:41:09.444754629</meta:creation-date>
    <dc:date>2022-04-08T15:57:39.434552381</dc:date>
    <meta:editing-duration>P7DT22H45M23S</meta:editing-duration>
    <meta:editing-cycles>9</meta:editing-cycles>
    <meta:generator>LibreOffice/5.1.6.2$Linux_X86_64 LibreOffice_project/10m0$Build-2</meta:generator>
    <meta:document-statistic meta:table-count="9" meta:image-count="0" meta:object-count="0" meta:page-count="8" meta:paragraph-count="319" meta:word-count="2848" meta:character-count="16338" meta:non-whitespace-character-count="13309"/>
  </office:meta>
</office:document-meta>
</file>